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d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,69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.77" calcext:value-type="float">
            <text:p>2,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4" calcext:value-type="float">
            <text:p>4,54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.03" calcext:value-type="float">
            <text:p>2,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.43" calcext:value-type="float">
            <text:p>1,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29" calcext:value-type="float">
            <text:p>6,29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0.89" calcext:value-type="float">
            <text:p>0,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0.46" calcext:value-type="float">
            <text:p>0,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,7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,8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" calcext:value-type="float">
            <text:p>0,8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.99" calcext:value-type="float">
            <text:p>1,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,8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5.25" calcext:value-type="float">
            <text:p>5,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,8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9" calcext:value-type="float">
            <text:p>0,89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0.89" calcext:value-type="float">
            <text:p>0,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,88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" calcext:value-type="float">
            <text:p>0,8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" calcext:value-type="float">
            <text:p>0,79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,7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" calcext:value-type="float">
            <text:p>0,68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0.76" calcext:value-type="float">
            <text:p>0,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2" calcext:value-type="float">
            <text:p>0,62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.64" calcext:value-type="float">
            <text:p>1,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" calcext:value-type="float">
            <text:p>0,54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6" calcext:value-type="float">
            <text:p>0,4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,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06" calcext:value-type="float">
            <text:p>3,0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7" calcext:value-type="float">
            <text:p>0,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1" calcext:value-type="float">
            <text:p>0,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" calcext:value-type="float">
            <text:p>0,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1" calcext:value-type="float">
            <text:p>1,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81" calcext:value-type="float">
            <text:p>1,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2" calcext:value-type="float">
            <text:p>2,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09" calcext:value-type="float">
            <text:p>3,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1" calcext:value-type="float">
            <text:p>3,9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" calcext:value-type="float">
            <text:p>0,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6:30:50.488035022</meta:creation-date>
    <meta:generator>LibreOffice/7.3.7.2$Linux_X86_64 LibreOffice_project/30$Build-2</meta:generator>
    <dc:date>2023-06-19T13:20:30.631900132</dc:date>
    <meta:editing-duration>PT30M29S</meta:editing-duration>
    <meta:editing-cycles>7</meta:editing-cycles>
    <meta:document-statistic meta:table-count="1" meta:cell-count="180" meta:object-count="0"/>
  </office:meta>
</office:document-meta>
</file>